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horus1" svg:font-family="TeXGyreChorus"/>
    <style:font-face style:name="TeXGyreChorus2" svg:font-family="TeXGyreChorus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FreeSans2" svg:font-family="FreeSans" style:font-pitch="variable"/>
    <style:font-face style:name="Noto Sans CJK SC Regular1" svg:font-family="'Noto Sans CJK SC Regular'" style:font-pitch="variable"/>
    <style:font-face style:name="TeXGyreChorus" svg:font-family="TeXGyreChorus" style:font-pitch="variable"/>
    <style:font-face style:name="FreeSans3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2" svg:font-family="'Noto Sans CJK SC Regular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0.57cm"/>
    </style:style>
    <style:style style:name="gr2" style:family="graphic" style:parent-style-name="standard">
      <style:graphic-properties draw:stroke="none" svg:stroke-color="#000000" draw:fill="solid" draw:fill-color="#ffffff" fo:min-height="0.273cm"/>
    </style:style>
    <style:style style:name="gr3" style:family="graphic" style:parent-style-name="standard">
      <style:graphic-properties draw:stroke="none" svg:stroke-color="#000000" draw:fill="solid" draw:fill-color="#ffffff" fo:min-height="0.581cm"/>
    </style:style>
    <style:style style:name="gr4" style:family="graphic" style:parent-style-name="objectwithoutfill">
      <style:graphic-properties draw:marker-end="Arrow" draw:marker-end-width="0.254cm" draw:fill="none" draw:textarea-vertical-align="middle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middle" draw:auto-grow-height="false" fo:min-height="0.413cm" fo:min-width="1.3cm"/>
    </style:style>
    <style:style style:name="gr8" style:family="graphic" style:parent-style-name="standard">
      <style:graphic-properties draw:fill-color="#000000" draw:textarea-vertical-align="middle" draw:auto-grow-height="false" fo:min-height="0.888cm" fo:min-width="0.889cm"/>
    </style:style>
    <style:style style:name="gr9" style:family="graphic" style:parent-style-name="standard">
      <style:graphic-properties draw:textarea-horizontal-align="justify" draw:textarea-vertical-align="middle" draw:auto-grow-height="false" fo:min-height="0.54cm" fo:min-width="0.54cm"/>
    </style:style>
    <style:style style:name="gr10" style:family="graphic" style:parent-style-name="standard">
      <style:graphic-properties svg:stroke-color="#000000" draw:marker-start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marker-start="Arrow" draw:marker-start-width="0.203cm" draw:marker-end="Arrow" draw:marker-end-width="0.203cm" draw:textarea-vertical-align="middle"/>
    </style:style>
    <style:style style:name="gr13" style:family="graphic" style:parent-style-name="standard">
      <style:graphic-properties draw:stroke="none" svg:stroke-color="#000000" draw:fill="solid" draw:fill-color="#ffffff" fo:min-height="0.647cm"/>
    </style:style>
    <style:style style:name="gr14" style:family="graphic" style:parent-style-name="standard">
      <style:graphic-properties draw:stroke="none" svg:stroke-color="#000000" draw:fill="solid" draw:fill-color="#ffffff" fo:min-height="0.559cm"/>
    </style:style>
    <style:style style:name="gr15" style:family="graphic" style:parent-style-name="standard">
      <style:graphic-properties draw:stroke="none" svg:stroke-color="#000000" draw:fill="solid" draw:fill-color="#ffffff" fo:min-height="0.443cm"/>
    </style:style>
    <style:style style:name="gr16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svg:stroke-color="#000000" draw:marker-start="Arrow" draw:marker-start-width="0.152cm" draw:marker-end="" draw:textarea-vertical-align="middle"/>
    </style:style>
    <style:style style:name="gr18" style:family="graphic" style:parent-style-name="standard">
      <style:graphic-properties draw:stroke="none" svg:stroke-color="#000000" draw:fill="solid" draw:fill-color="#ffffff" fo:min-height="0.425cm"/>
    </style:style>
    <style:style style:name="gr19" style:family="graphic" style:parent-style-name="objectwithoutfill">
      <style:graphic-properties svg:stroke-width="0.051cm" draw:marker-start-width="0.356cm" draw:marker-end="Arrow" draw:marker-end-width="0.356cm" draw:fill="none" draw:textarea-vertical-align="middle" fo:padding-top="0.026cm" fo:padding-bottom="0.026cm" fo:padding-left="0.026cm" fo:padding-right="0.026cm"/>
    </style:style>
    <style:style style:name="gr20" style:family="graphic" style:parent-style-name="objectwithoutfill">
      <style:graphic-properties svg:stroke-width="0.051cm" draw:marker-start-width="0.355cm" draw:marker-end="Arrow" draw:marker-end-width="0.356cm" draw:fill="none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FreeSerif" fo:font-size="14pt" fo:font-style="italic" style:font-size-asian="22pt" style:font-style-asian="normal" style:font-size-complex="22pt" style:font-style-complex="normal"/>
    </style:style>
    <style:style style:name="P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-color="#000000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name="FreeSerif" fo:font-size="14pt" style:font-size-asian="14pt" style:font-size-complex="14pt"/>
    </style:style>
    <style:style style:name="P7" style:family="paragraph">
      <style:paragraph-properties fo:text-align="center"/>
      <style:text-properties style:font-name="FreeSans" fo:font-size="22pt" fo:font-style="normal" style:font-size-asian="22pt" style:font-style-asian="normal" style:font-size-complex="22pt" style:font-style-complex="normal"/>
    </style:style>
    <style:style style:name="P8" style:family="paragraph">
      <loext:graphic-properties draw:fill="solid" draw:fill-color="#ffffff"/>
      <style:paragraph-properties fo:text-align="center"/>
      <style:text-properties style:text-position="0% 100%" style:font-name="FreeSerif" fo:font-size="14pt" fo:font-style="italic" style:font-size-asian="22pt" style:font-style-asian="normal" style:font-size-complex="22pt" style:font-style-complex="normal"/>
    </style:style>
    <style:style style:name="P9" style:family="paragraph">
      <loext:graphic-properties draw:fill="solid" draw:fill-color="#ffffff"/>
      <style:paragraph-properties fo:text-align="center"/>
      <style:text-properties style:font-name="FreeSerif" fo:font-size="16pt" fo:font-style="italic" style:font-size-asian="26pt" style:font-style-asian="normal" style:font-size-complex="26pt" style:font-style-complex="normal"/>
    </style:style>
    <style:style style:name="T1" style:family="text">
      <style:text-properties style:font-name="FreeSerif2" fo:font-size="14pt" fo:font-style="italic" style:font-name-asian="FreeSerif2" style:font-size-asian="14pt" style:font-style-asian="normal" style:font-name-complex="FreeSerif2" style:font-size-complex="14pt" style:font-style-complex="normal"/>
    </style:style>
    <style:style style:name="T2" style:family="text">
      <style:text-properties style:text-position="-33% 58%" style:font-name="FreeSerif" fo:font-size="14pt" fo:font-style="italic" style:font-name-asian="FreeSerif2" style:font-size-asian="14pt" style:font-style-asian="normal" style:font-name-complex="FreeSerif2" style:font-size-complex="14pt" style:font-style-complex="normal"/>
    </style:style>
    <style:style style:name="T3" style:family="text">
      <style:text-properties style:font-name="FreeSerif" fo:font-size="14pt" fo:font-style="italic" style:font-name-asian="TeXGyreChorus2" style:font-size-asian="14pt" style:font-style-asian="normal" style:font-name-complex="TeXGyreChorus2" style:font-size-complex="14pt" style:font-style-complex="normal"/>
    </style:style>
    <style:style style:name="T4" style:family="text">
      <style:text-properties style:text-position="-33% 58%" style:font-name="FreeSerif" fo:font-size="14pt" fo:font-style="italic" style:font-name-asian="TeXGyreChorus2" style:font-size-asian="14pt" style:font-style-asian="normal" style:font-name-complex="TeXGyreChorus2" style:font-size-complex="14pt" style:font-style-complex="normal"/>
    </style:style>
    <style:style style:name="T5" style:family="text">
      <style:text-properties style:font-name="FreeSerif" fo:font-size="14pt" style:font-size-asian="14pt" style:font-size-complex="14pt"/>
    </style:style>
    <style:style style:name="T6" style:family="text">
      <style:text-properties style:text-position="0% 100%" style:font-name="FreeSerif2" fo:font-size="14pt" fo:font-style="italic" style:font-name-asian="FreeSerif2" style:font-size-asian="14pt" style:font-style-asian="normal" style:font-name-complex="FreeSerif2" style:font-size-complex="14pt" style:font-style-complex="normal"/>
    </style:style>
    <style:style style:name="T7" style:family="text">
      <style:text-properties style:font-name="FreeSerif2" fo:font-size="16pt" fo:font-style="italic" style:font-name-asian="FreeSerif2" style:font-size-asian="16pt" style:font-style-asian="normal" style:font-name-complex="FreeSerif2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08cm" svg:height="0.659cm" svg:x="16.013cm" svg:y="13.384cm">
          <draw:text-box>
            <text:p text:style-name="P1"><text:span text:style-name="T1">ψ</text:span><text:span text:style-name="T2">1</text:span></text:p>
          </draw:text-box>
        </draw:frame>
        <draw:frame draw:style-name="gr2" draw:text-style-name="P2" draw:layer="layout" svg:width="0.591cm" svg:height="0.659cm" draw:transform="rotate (0.137531945057153) translate (2.288cm 14.25cm)">
          <draw:text-box>
            <text:p text:style-name="P1"><text:span text:style-name="T3">F</text:span><text:span text:style-name="T4">y5</text:span></text:p>
          </draw:text-box>
        </draw:frame>
        <draw:frame draw:style-name="gr3" draw:text-style-name="P2" draw:layer="layout" svg:width="0.612cm" svg:height="0.659cm" draw:transform="rotate (0.354301838154849) translate (12.306cm 12.843cm)">
          <draw:text-box>
            <text:p text:style-name="P1"><text:span text:style-name="T3">F</text:span><text:span text:style-name="T4">y2</text:span></text:p>
          </draw:text-box>
        </draw:frame>
        <draw:line draw:style-name="gr4" draw:text-style-name="P3" draw:layer="layout" svg:x1="13.52cm" svg:y1="14.088cm" svg:x2="12.913cm" svg:y2="12.446cm">
          <text:p text:style-name="P1"/>
        </draw:line>
        <draw:line draw:style-name="gr4" draw:text-style-name="P3" draw:layer="layout" svg:x1="11.765cm" svg:y1="14.737cm" svg:x2="11.158cm" svg:y2="13.095cm">
          <text:p text:style-name="P1"/>
        </draw:line>
        <draw:line draw:style-name="gr5" draw:text-style-name="P3" draw:layer="layout" svg:x1="18.545cm" svg:y1="16.427cm" svg:x2="18.098cm" svg:y2="15.22cm">
          <text:p text:style-name="P1"/>
        </draw:line>
        <draw:line draw:style-name="gr4" draw:text-style-name="P3" draw:layer="layout" svg:x1="16.926cm" svg:y1="17.055cm" svg:x2="15.34cm" svg:y2="12.767cm">
          <text:p text:style-name="P1"/>
        </draw:line>
        <draw:line draw:style-name="gr6" draw:text-style-name="P3" draw:layer="layout" svg:x1="9.536cm" svg:y1="17.025cm" svg:x2="18.827cm" svg:y2="13.588cm">
          <text:p text:style-name="P1"/>
        </draw:line>
        <draw:custom-shape draw:style-name="gr7" draw:text-style-name="P4" draw:layer="layout" svg:width="1.41cm" svg:height="0.523cm" draw:transform="rotate (0.354301838154849) translate (12.849cm 14.305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354301838154849) translate (13.034cm 14.804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354301838154849) translate (13.456cm 15.946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354301838154849) translate (13.641cm 16.445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354301838154849) translate (11.094cm 14.954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354301838154849) translate (11.279cm 15.453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354301838154849) translate (11.701cm 16.595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354301838154849) translate (11.886cm 17.094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89cm" svg:height="0.888cm" draw:transform="rotate (-0.354301838154849) translate (12.856cm 15.129cm)">
          <text:p text:style-name="P1"/>
          <draw:enhanced-geometry draw:mirror-horizontal="true" draw:mirror-vertical="false" draw:glue-point-type="segments" draw:type="mso-spt100" draw:modifiers="-39.9612814333164 31.910597785755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6" draw:layer="layout" svg:width="0.762cm" svg:height="0.762cm" draw:transform="rotate (0.354301838154849) translate (15.538cm 14.399cm)">
          <text:p text:style-name="P1"><text:span text:style-name="T5">C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1cm" svg:height="0.523cm" draw:transform="rotate (0.616101225953998) translate (16.559cm 13.136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616101225953998) translate (17.35cm 15.276cm)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10" draw:text-style-name="P4" draw:layer="layout" svg:width="1.651cm" svg:height="1.651cm" draw:transform="rotate (0.354301838154849) translate (14.935cm 14.05cm)" draw:kind="arc" draw:start-angle="156.19" draw:end-angle="32.42">
          <text:p text:style-name="P1"/>
        </draw:circle>
        <draw:line draw:style-name="gr11" draw:text-style-name="P3" draw:layer="layout" svg:x1="17.257cm" svg:y1="13.005cm" svg:x2="19.52cm" svg:y2="12.168cm">
          <text:p text:style-name="P1"/>
        </draw:line>
        <draw:line draw:style-name="gr11" draw:text-style-name="P3" draw:layer="layout" svg:x1="17.257cm" svg:y1="13.005cm" svg:x2="19.26cm" svg:y2="11.587cm">
          <text:p text:style-name="P1"/>
        </draw:line>
        <draw:line draw:style-name="gr4" draw:text-style-name="P3" draw:layer="layout" svg:x1="17.103cm" svg:y1="12.733cm" svg:x2="16.091cm" svg:y2="11.304cm">
          <text:p text:style-name="P1"/>
        </draw:line>
        <draw:line draw:style-name="gr5" draw:text-style-name="P3" draw:layer="layout" svg:x1="14.052cm" svg:y1="18.118cm" svg:x2="13.249cm" svg:y2="15.948cm">
          <text:p text:style-name="P1"/>
        </draw:line>
        <draw:line draw:style-name="gr5" draw:text-style-name="P3" draw:layer="layout" svg:x1="11.521cm" svg:y1="14.074cm" svg:x2="10.938cm" svg:y2="12.499cm">
          <text:p text:style-name="P1"/>
        </draw:line>
        <draw:line draw:style-name="gr5" draw:text-style-name="P3" draw:layer="layout" svg:x1="15.473cm" svg:y1="13.124cm" svg:x2="14.724cm" svg:y2="11.1cm">
          <text:p text:style-name="P1"/>
        </draw:line>
        <draw:line draw:style-name="gr12" draw:text-style-name="P7" draw:layer="layout" svg:x1="11.036cm" svg:y1="12.704cm" svg:x2="14.824cm" svg:y2="11.303cm">
          <text:p/>
        </draw:line>
        <draw:frame draw:style-name="gr1" draw:text-style-name="P2" draw:layer="layout" svg:width="0.508cm" svg:height="0.659cm" draw:transform="rotate (0.354301838154849) translate (12.594cm 11.828cm)">
          <draw:text-box>
            <text:p text:style-name="P1"><text:span text:style-name="T3">l</text:span><text:span text:style-name="T4">3</text:span></text:p>
          </draw:text-box>
        </draw:frame>
        <draw:line draw:style-name="gr12" draw:text-style-name="P7" draw:layer="layout" svg:x1="13.265cm" svg:y1="13.414cm" svg:x2="15.313cm" svg:y2="12.656cm">
          <text:p/>
        </draw:line>
        <draw:frame draw:style-name="gr13" draw:text-style-name="P2" draw:layer="layout" svg:width="0.381cm" svg:height="0.659cm" draw:transform="rotate (0.354301838154849) translate (13.999cm 12.798cm)">
          <draw:text-box>
            <text:p text:style-name="P1"><text:span text:style-name="T3">l</text:span><text:span text:style-name="T4">2</text:span></text:p>
          </draw:text-box>
        </draw:frame>
        <draw:frame draw:style-name="gr14" draw:text-style-name="P2" draw:layer="layout" svg:width="0.599cm" svg:height="0.659cm" draw:transform="rotate (0.354301838154849) translate (10.537cm 13.498cm)">
          <draw:text-box>
            <text:p text:style-name="P1"><text:span text:style-name="T3">F</text:span><text:span text:style-name="T4">y3</text:span></text:p>
          </draw:text-box>
        </draw:frame>
        <draw:frame draw:style-name="gr15" draw:text-style-name="P2" draw:layer="layout" svg:width="0.652cm" svg:height="0.659cm" draw:transform="rotate (0.354301838154849) translate (15.288cm 11.026cm)">
          <draw:text-box>
            <text:p text:style-name="P1"><text:span text:style-name="T3">F</text:span><text:span text:style-name="T4">y1</text:span></text:p>
          </draw:text-box>
        </draw:frame>
        <draw:frame draw:style-name="gr1" draw:text-style-name="P2" draw:layer="layout" svg:width="0.381cm" svg:height="0.659cm" draw:transform="rotate (0.354301838154849) translate (15.065cm 13.381cm)">
          <draw:text-box>
            <text:p text:style-name="P1"><text:span text:style-name="T3">y</text:span><text:span text:style-name="T4">1</text:span></text:p>
          </draw:text-box>
        </draw:frame>
        <draw:frame draw:style-name="gr1" draw:text-style-name="P2" draw:layer="layout" svg:width="0.508cm" svg:height="0.659cm" draw:transform="rotate (0.354301838154849) translate (18.328cm 13.806cm)">
          <draw:text-box>
            <text:p text:style-name="P1"><text:span text:style-name="T3">x</text:span><text:span text:style-name="T4">1</text:span></text:p>
          </draw:text-box>
        </draw:frame>
        <draw:line draw:style-name="gr16" draw:text-style-name="P3" draw:layer="layout" svg:x1="17.755cm" svg:y1="13.986cm" svg:x2="19.065cm" svg:y2="13.501cm">
          <text:p text:style-name="P1"/>
        </draw:line>
        <draw:line draw:style-name="gr12" draw:text-style-name="P7" draw:layer="layout" svg:x1="16.782cm" svg:y1="16.627cm" svg:x2="18.402cm" svg:y2="16.028cm">
          <text:p/>
        </draw:line>
        <draw:frame draw:style-name="gr13" draw:text-style-name="P2" draw:layer="layout" svg:width="0.381cm" svg:height="0.659cm" draw:transform="rotate (0.354301838154849) translate (17.301cm 16.091cm)">
          <draw:text-box>
            <text:p text:style-name="P1"><text:span text:style-name="T3">l</text:span><text:span text:style-name="T4">1</text:span></text:p>
          </draw:text-box>
        </draw:frame>
        <draw:line draw:style-name="gr12" draw:text-style-name="P7" draw:layer="layout" svg:x1="13.9cm" svg:y1="17.693cm" svg:x2="16.782cm" svg:y2="16.627cm">
          <text:p/>
        </draw:line>
        <draw:frame draw:style-name="gr13" draw:text-style-name="P2" draw:layer="layout" svg:width="0.381cm" svg:height="0.659cm" draw:transform="rotate (0.354301838154849) translate (15.052cm 16.924cm)">
          <draw:text-box>
            <text:p text:style-name="P1"><text:span text:style-name="T3">l</text:span><text:span text:style-name="T4">6</text:span></text:p>
          </draw:text-box>
        </draw:frame>
        <draw:ellipse draw:style-name="gr17" draw:text-style-name="P4" draw:layer="layout" svg:width="1.074cm" svg:height="1.122cm" draw:transform="rotate (0.354301838154849) translate (18.233cm 11.783cm)" draw:kind="arc" draw:start-angle="333.89" draw:end-angle="40.29">
          <text:p text:style-name="P1"/>
        </draw:ellipse>
        <draw:frame draw:style-name="gr1" draw:text-style-name="P2" draw:layer="layout" svg:width="0.254cm" svg:height="0.57cm" draw:transform="rotate (0.354301838154849) translate (19.416cm 11.599cm)">
          <draw:text-box>
            <text:p text:style-name="P1"><text:span text:style-name="T1">δ</text:span></text:p>
          </draw:text-box>
        </draw:frame>
        <draw:line draw:style-name="gr5" draw:text-style-name="P3" draw:layer="layout" svg:x1="3.693cm" svg:y1="19.261cm" svg:x2="3.554cm" svg:y2="18.255cm">
          <text:p text:style-name="P1"/>
        </draw:line>
        <draw:line draw:style-name="gr4" draw:text-style-name="P3" draw:layer="layout" svg:x1="3.212cm" svg:y1="15.785cm" svg:x2="3.007cm" svg:y2="14.302cm">
          <text:p text:style-name="P1"/>
        </draw:line>
        <draw:line draw:style-name="gr4" draw:text-style-name="P3" draw:layer="layout" svg:x1="5.065cm" svg:y1="15.528cm" svg:x2="4.86cm" svg:y2="14.045cm">
          <text:p text:style-name="P1"/>
        </draw:line>
        <draw:line draw:style-name="gr4" draw:text-style-name="P3" draw:layer="layout" svg:x1="8.502cm" svg:y1="18.568cm" svg:x2="7.819cm" svg:y2="13.635cm">
          <text:p text:style-name="P1"/>
        </draw:line>
        <draw:custom-shape draw:style-name="gr7" draw:text-style-name="P4" draw:layer="layout" svg:width="1.41cm" svg:height="0.523cm" draw:transform="rotate (0.137531945057153) translate (4.357cm 15.552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137531945057153) translate (4.43cm 16.079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137531945057153) translate (4.597cm 17.285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137531945057153) translate (4.67cm 17.813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137531945057153) translate (2.504cm 15.808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137531945057153) translate (2.577cm 16.335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137531945057153) translate (2.743cm 17.542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1cm" svg:height="0.523cm" draw:transform="rotate (0.137531945057153) translate (2.817cm 18.069cm)">
          <text:p text:style-name="P1"/>
          <draw:enhanced-geometry svg:viewBox="0 0 21600 21600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2.423cm" svg:y1="17.235cm" svg:x2="13.116cm" svg:y2="15.755cm">
          <text:p text:style-name="P1"/>
        </draw:line>
        <draw:custom-shape draw:style-name="gr9" draw:text-style-name="P6" draw:layer="layout" svg:width="0.762cm" svg:height="0.762cm" draw:transform="rotate (0.137531945057153) translate (7.777cm 16.109cm)">
          <text:p text:style-name="P1"><text:span text:style-name="T5">C</text:span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0" draw:text-style-name="P4" draw:layer="layout" svg:width="1.651cm" svg:height="1.651cm" draw:transform="rotate (0.137531945057153) translate (7.263cm 15.639cm)" draw:kind="arc" draw:start-angle="156.19" draw:end-angle="32.42">
          <text:p text:style-name="P1"/>
        </draw:circle>
        <draw:line draw:style-name="gr5" draw:text-style-name="P3" draw:layer="layout" svg:x1="13.412cm" svg:y1="17.889cm" svg:x2="13.116cm" svg:y2="15.75cm">
          <text:p text:style-name="P1"/>
        </draw:line>
        <draw:line draw:style-name="gr12" draw:text-style-name="P7" draw:layer="layout" svg:x1="4.937cm" svg:y1="14.644cm" svg:x2="7.906cm" svg:y2="14.233cm">
          <text:p/>
        </draw:line>
        <draw:frame draw:style-name="gr13" draw:text-style-name="P2" draw:layer="layout" svg:width="0.381cm" svg:height="0.659cm" draw:transform="rotate (0.137531945057153) translate (6.189cm 14.145cm)">
          <draw:text-box>
            <text:p text:style-name="P1"><text:span text:style-name="T3">l</text:span><text:span text:style-name="T4">4</text:span></text:p>
          </draw:text-box>
        </draw:frame>
        <draw:line draw:style-name="gr12" draw:text-style-name="P7" draw:layer="layout" svg:x1="3.673cm" svg:y1="19.038cm" svg:x2="8.478cm" svg:y2="18.373cm">
          <text:p/>
        </draw:line>
        <draw:frame draw:style-name="gr13" draw:text-style-name="P2" draw:layer="layout" svg:width="0.381cm" svg:height="0.659cm" draw:transform="rotate (0.137531945057153) translate (5.843cm 18.411cm)">
          <draw:text-box>
            <text:p text:style-name="P1"><text:span text:style-name="T3">l</text:span><text:span text:style-name="T4">5</text:span></text:p>
          </draw:text-box>
        </draw:frame>
        <draw:line draw:style-name="gr12" draw:text-style-name="P7" draw:layer="layout" svg:x1="8.479cm" svg:y1="18.372cm" svg:x2="13.385cm" svg:y2="17.693cm">
          <text:p/>
        </draw:line>
        <draw:frame draw:style-name="gr13" draw:text-style-name="P2" draw:layer="layout" svg:width="0.381cm" svg:height="0.659cm" draw:transform="rotate (0.137531945057153) translate (10.699cm 17.74cm)">
          <draw:text-box>
            <text:p text:style-name="P1"><text:span text:style-name="T3">l</text:span><text:span text:style-name="T4">7</text:span></text:p>
          </draw:text-box>
        </draw:frame>
        <draw:frame draw:style-name="gr18" draw:text-style-name="P2" draw:layer="layout" svg:width="0.57cm" svg:height="0.659cm" draw:transform="rotate (0.137531945057153) translate (4.092cm 13.988cm)">
          <draw:text-box>
            <text:p text:style-name="P1"><text:span text:style-name="T3">F</text:span><text:span text:style-name="T4">y4</text:span></text:p>
          </draw:text-box>
        </draw:frame>
        <draw:frame draw:style-name="gr1" draw:text-style-name="P2" draw:layer="layout" svg:width="0.381cm" svg:height="0.659cm" draw:transform="rotate (0.137531945057153) translate (7.524cm 14.786cm)">
          <draw:text-box>
            <text:p text:style-name="P1"><text:span text:style-name="T3">y</text:span><text:span text:style-name="T4">2</text:span></text:p>
          </draw:text-box>
        </draw:frame>
        <draw:frame draw:style-name="gr1" draw:text-style-name="P2" draw:layer="layout" svg:width="0.508cm" svg:height="0.659cm" draw:transform="rotate (0.137531945057153) translate (9.731cm 15.5cm)">
          <draw:text-box>
            <text:p text:style-name="P1"><text:span text:style-name="T3">x</text:span><text:span text:style-name="T4">2</text:span></text:p>
          </draw:text-box>
        </draw:frame>
        <draw:line draw:style-name="gr16" draw:text-style-name="P3" draw:layer="layout" svg:x1="9.423cm" svg:y1="16.259cm" svg:x2="10.807cm" svg:y2="16.067cm">
          <text:p text:style-name="P1"/>
        </draw:line>
        <draw:line draw:style-name="gr19" draw:text-style-name="P3" draw:layer="layout" svg:x1="1.762cm" svg:y1="20.177cm" svg:x2="1.762cm" svg:y2="10.117cm">
          <text:p text:style-name="P1"/>
        </draw:line>
        <draw:line draw:style-name="gr20" draw:text-style-name="P3" draw:layer="layout" svg:x1="1.762cm" svg:y1="20.148cm" svg:x2="19.415cm" svg:y2="20.15cm">
          <text:p text:style-name="P1"/>
        </draw:line>
        <draw:frame draw:style-name="gr1" draw:text-style-name="P8" draw:layer="layout" svg:width="0.508cm" svg:height="0.57cm" svg:x="9.255cm" svg:y="16.367cm">
          <draw:text-box>
            <text:p text:style-name="P1"><text:span text:style-name="T6">Δ</text:span></text:p>
          </draw:text-box>
        </draw:frame>
        <draw:frame draw:style-name="gr1" draw:text-style-name="P2" draw:layer="layout" svg:width="0.508cm" svg:height="0.659cm" svg:x="8.266cm" svg:y="15.327cm">
          <draw:text-box>
            <text:p text:style-name="P1"><text:span text:style-name="T1">ψ</text:span><text:span text:style-name="T2">2</text:span></text:p>
          </draw:text-box>
        </draw:frame>
        <draw:frame draw:style-name="gr1" draw:text-style-name="P9" draw:layer="layout" svg:width="0.508cm" svg:height="0.623cm" svg:x="18.381cm" svg:y="19.333cm">
          <draw:text-box>
            <text:p text:style-name="P1"><text:span text:style-name="T7">X</text:span></text:p>
          </draw:text-box>
        </draw:frame>
        <draw:frame draw:style-name="gr1" draw:text-style-name="P9" draw:layer="layout" svg:width="0.508cm" svg:height="0.623cm" svg:x="1.916cm" svg:y="10.709cm">
          <draw:text-box>
            <text:p text:style-name="P1"><text:span text:style-name="T7">Y</text:span></text:p>
          </draw:text-box>
        </draw:frame>
        <draw:ellipse draw:style-name="gr17" draw:text-style-name="P4" draw:layer="layout" svg:width="1.524cm" svg:height="1.905cm" svg:x="9.763cm" svg:y="15.351cm" draw:kind="arc" draw:start-angle="176.39" draw:end-angle="217.89">
          <text:p text:style-name="P1"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Chorus1" svg:font-family="TeXGyreChorus"/>
    <style:font-face style:name="TeXGyreChorus2" svg:font-family="TeXGyreChorus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FreeSans2" svg:font-family="FreeSans" style:font-pitch="variable"/>
    <style:font-face style:name="Noto Sans CJK SC Regular1" svg:font-family="'Noto Sans CJK SC Regular'" style:font-pitch="variable"/>
    <style:font-face style:name="TeXGyreChorus" svg:font-family="TeXGyreChorus" style:font-pitch="variable"/>
    <style:font-face style:name="FreeSans3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2" svg:font-family="'Noto Sans CJK SC Regular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21:43:26.021780888</meta:creation-date>
    <dc:date>2019-06-19T15:29:08.713085171</dc:date>
    <meta:editing-duration>PT5H2M26S</meta:editing-duration>
    <meta:editing-cycles>38</meta:editing-cycles>
    <meta:generator>LibreOffice/5.1.6.2$Linux_X86_64 LibreOffice_project/10m0$Build-2</meta:generator>
    <meta:document-statistic meta:object-count="75"/>
  </office:meta>
</office:document-meta>
</file>